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P1" style:family="paragraph" style:parent-style-name="Standard">
      <style:text-properties officeooo:rsid="002091da" officeooo:paragraph-rsid="002091da"/>
    </style:style>
    <style:style style:name="P2" style:family="paragraph" style:parent-style-name="Standard">
      <style:text-properties officeooo:paragraph-rsid="000ae139"/>
    </style:style>
    <style:style style:name="P3" style:family="paragraph" style:parent-style-name="Standard">
      <style:text-properties fo:font-weight="bold" officeooo:rsid="0020c61a" officeooo:paragraph-rsid="0020c61a" style:font-weight-asian="bold" style:font-weight-complex="bold"/>
    </style:style>
    <style:style style:name="P4" style:family="paragraph" style:parent-style-name="Table_20_Contents">
      <style:text-properties officeooo:rsid="002091da" officeooo:paragraph-rsid="002091da"/>
    </style:style>
    <style:style style:name="P5" style:family="paragraph" style:parent-style-name="Table_20_Contents">
      <style:text-properties officeooo:rsid="001552ed" officeooo:paragraph-rsid="000ae139"/>
    </style:style>
    <style:style style:name="P6" style:family="paragraph" style:parent-style-name="Table_20_Contents">
      <style:text-properties officeooo:rsid="0023c411" officeooo:paragraph-rsid="000ae139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fo:font-weight="bold" officeooo:rsid="0020c61a" officeooo:paragraph-rsid="0020c61a" style:font-weight-asian="bold" style:font-weight-complex="bold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weight="bold" officeooo:rsid="0020c61a" officeooo:paragraph-rsid="0020c61a" style:font-weight-asian="bold" style:font-weight-complex="bold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weight="bold" officeooo:rsid="00245e43" officeooo:paragraph-rsid="00245e43" style:font-weight-asian="bold" style:font-weight-complex="bold"/>
    </style:style>
    <style:style style:name="P10" style:family="paragraph" style:parent-style-name="Table_20_Contents">
      <style:text-properties fo:color="#ff3333" officeooo:rsid="0026689f" officeooo:paragraph-rsid="0026689f"/>
    </style:style>
    <style:style style:name="P11" style:family="paragraph" style:parent-style-name="Table_20_Contents">
      <style:text-properties fo:color="#00cc33" officeooo:rsid="0026689f" officeooo:paragraph-rsid="0026689f"/>
    </style:style>
    <style:style style:name="P12" style:family="paragraph" style:parent-style-name="Table_20_Contents">
      <style:text-properties fo:color="#0000ff" officeooo:rsid="0026689f" officeooo:paragraph-rsid="0026689f"/>
    </style:style>
    <style:style style:name="P13" style:family="paragraph" style:parent-style-name="Standard">
      <style:text-properties fo:font-weight="normal" officeooo:rsid="0020c61a" officeooo:paragraph-rsid="0020c61a" style:font-weight-asian="normal" style:font-weight-complex="normal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fo:font-weight="normal" officeooo:rsid="0020c61a" officeooo:paragraph-rsid="0020c61a" style:font-weight-asian="normal" style:font-weight-complex="normal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fo:font-style="normal" fo:font-weight="normal" officeooo:rsid="0022fa5f" officeooo:paragraph-rsid="0022fa5f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fo:font-style="normal" fo:font-weight="normal" officeooo:rsid="00245e43" officeooo:paragraph-rsid="00245e43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fo:color="#0000ff" fo:font-style="normal" fo:font-weight="normal" officeooo:rsid="0022fa5f" officeooo:paragraph-rsid="0022fa5f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fo:color="#ff3333" fo:font-style="normal" fo:font-weight="normal" officeooo:rsid="0022fa5f" officeooo:paragraph-rsid="0022fa5f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fo:color="#00cc33" fo:font-style="normal" fo:font-weight="normal" officeooo:rsid="0022fa5f" officeooo:paragraph-rsid="0022fa5f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font-weight="normal" officeooo:rsid="0020c61a" officeooo:paragraph-rsid="0020c61a" style:font-weight-asian="normal" style:font-weight-complex="norm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font-weight="normal" officeooo:rsid="0020c61a" officeooo:paragraph-rsid="0024d5d3" style:font-weight-asian="normal" style:font-weight-complex="normal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font-weight="normal" officeooo:rsid="002555f9" officeooo:paragraph-rsid="002555f9" style:font-weight-asian="normal" style:font-weight-complex="normal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20c61a" officeooo:paragraph-rsid="0020c61a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245e43" officeooo:paragraph-rsid="00245e43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font-style="normal" fo:font-weight="bold" officeooo:rsid="00245e43" officeooo:paragraph-rsid="00245e43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font-weight="bold" officeooo:rsid="0020c61a" officeooo:paragraph-rsid="0020c61a" style:font-weight-asian="bold" style:font-weight-complex="bold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font-weight="bold" officeooo:rsid="002555f9" officeooo:paragraph-rsid="002555f9" style:font-weight-asian="bold" style:font-weight-complex="bold"/>
    </style:style>
    <style:style style:name="P28" style:family="paragraph" style:parent-style-name="Standard">
      <style:paragraph-properties fo:margin-left="0in" fo:margin-right="0in" fo:text-indent="0in" style:auto-text-indent="false"/>
      <style:text-properties fo:font-weight="bold" officeooo:rsid="00245e43" officeooo:paragraph-rsid="00245e43" style:font-weight-asian="bold" style:font-weight-complex="bold"/>
    </style:style>
    <style:style style:name="P29" style:family="paragraph" style:parent-style-name="Standard">
      <style:paragraph-properties fo:margin-left="0in" fo:margin-right="0in" fo:text-indent="0in" style:auto-text-indent="false"/>
      <style:text-properties fo:font-weight="bold" officeooo:rsid="0027c048" officeooo:paragraph-rsid="0027c048" style:font-weight-asian="bold" style:font-weight-complex="bold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fo:font-weight="normal" officeooo:rsid="0020c61a" officeooo:paragraph-rsid="0024d5d3" style:font-weight-asian="normal" style:font-weight-complex="normal"/>
    </style:style>
    <style:style style:name="P31" style:family="paragraph" style:parent-style-name="Standard">
      <style:paragraph-properties fo:margin-left="0.4925in" fo:margin-right="0in" fo:text-indent="0in" style:auto-text-indent="false"/>
      <style:text-properties fo:font-weight="normal" officeooo:rsid="0024d5d3" officeooo:paragraph-rsid="0024d5d3" style:font-weight-asian="normal" style:font-weight-complex="normal"/>
    </style:style>
    <style:style style:name="T1" style:family="text">
      <style:text-properties officeooo:rsid="00245fe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e71eb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45fe0" style:font-style-asian="normal" style:font-weight-asian="normal" style:font-style-complex="normal" style:font-weight-complex="normal"/>
    </style:style>
    <style:style style:name="T8" style:family="text">
      <style:text-properties officeooo:rsid="0024d5d3"/>
    </style:style>
    <style:style style:name="T9" style:family="text">
      <style:text-properties officeooo:rsid="0026689f"/>
    </style:style>
    <style:style style:name="Sect1" style:family="section">
      <style:section-properties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I</text:span>nterviewer Notes:</text:p>
      <text:p text:style-name="P13"/>
      <text:p text:style-name="P3">- Ask, what are design patterns?</text:p>
      <text:p text:style-name="P14">Design Patterns are generic, repeatable solutions to commonly recurring problems in software.</text:p>
      <text:p text:style-name="P20"/>
      <text:p text:style-name="P8">- Ask, what are some benefits of using design patterns?</text:p>
      <text:p text:style-name="P21"><text:tab/><text:span text:style-name="T8">They are well-documented, and understood by other software developers. </text:span></text:p>
      <text:p text:style-name="P21"/>
      <text:p text:style-name="P30"><text:span text:style-name="T8">They provide a common language for developers to describe solutions to complex problems.</text:span></text:p>
      <text:p text:style-name="P20"/>
      <text:p text:style-name="P31">They are tried, and true. A solution involving one of these patterns will have less risk than an untested, custom solution.</text:p>
      <text:p text:style-name="P31"/>
      <text:p text:style-name="P31">They make complex solutions easier to visualize and comprehend.</text:p>
      <text:p text:style-name="P30"/>
      <text:p text:style-name="P27">- Ask, there are three types of basic design patterns. Can you name them?</text:p>
      <text:p text:style-name="P22"><text:tab/>Creational – used for creating objects.</text:p>
      <text:p text:style-name="P22"><text:tab/>Behavioral – used in communication between objects.</text:p>
      <text:p text:style-name="P22"><text:tab/>Structural – used to define the composition of classes.</text:p>
      <text:p text:style-name="P8"/>
      <text:p text:style-name="P8">- Ask, list all the design patterns you know of.</text:p>
      <text:p text:style-name="P8"><text:span text:style-name="T2"><text:tab/>(</text:span><text:span text:style-name="T4">here are the basic patterns, in alphabetic order</text:span><text:span text:style-name="T6">)</text:span></text:p>
      <text:p text:style-name="P23"/>
      <text:section text:style-name="Sect1" text:name="Section1">
        <text:p text:style-name="P18">Abstract Factory</text:p>
        <text:p text:style-name="P17">Adapter</text:p>
        <text:p text:style-name="P17">Bridge</text:p>
        <text:p text:style-name="P18">Builder</text:p>
        <text:p text:style-name="P19">Chain of Responsibility</text:p>
        <text:p text:style-name="P19">Command</text:p>
        <text:p text:style-name="P17">Composite</text:p>
        <text:p text:style-name="P17">Decorator</text:p>
        <text:p text:style-name="P17">Facade</text:p>
        <text:p text:style-name="P18">Factory Method</text:p>
        <text:p text:style-name="P17">Flyweight</text:p>
        <text:p text:style-name="P19">Interpreter</text:p>
        <text:p text:style-name="P19">Iterator</text:p>
        <text:p text:style-name="P19">Mediator</text:p>
        <text:p text:style-name="P19">Memento</text:p>
        <text:p text:style-name="P15">Model View Controller</text:p>
        <text:p text:style-name="P19">Null Object</text:p>
        <text:p text:style-name="P18">Object Pool</text:p>
        <text:p text:style-name="P19">Observer</text:p>
        <text:p text:style-name="P17">Private Class Data</text:p>
        <text:p text:style-name="P18">Prototype</text:p>
        <text:p text:style-name="P17">Proxy</text:p>
        <text:p text:style-name="P18">Singleton</text:p>
        <text:p text:style-name="P19">State</text:p>
        <text:p text:style-name="P19">Strategy</text:p>
        <text:p text:style-name="P19">Template Method</text:p>
        <text:p text:style-name="P19">Visitor</text:p>
      </text:section>
      <text:p text:style-name="P7"/>
      <text:p text:style-name="P24"><text:tab/></text:p>
      <table:table table:name="Table1" table:style-name="Table1">
        <table:table-column table:style-name="Table1.A" table:number-columns-repeated="3"/>
        <table:table-row>
          <table:table-cell office:value-type="string">
            <text:p text:style-name="P10">Creational Patterns</text:p>
          </table:table-cell>
          <table:table-cell office:value-type="string">
            <text:p text:style-name="P11">Behavioral Patterns</text:p>
          </table:table-cell>
          <table:table-cell office:value-type="string">
            <text:p text:style-name="P12">Structural Patterns</text:p>
          </table:table-cell>
        </table:table-row>
      </table:table>
      <text:p text:style-name="P24"/>
      <text:p text:style-name="P24"/>
      <text:p text:style-name="P9"><text:span text:style-name="T6"><text:tab/>The candidate should be able to name at least </text:span><text:span text:style-name="T5">Factory</text:span><text:span text:style-name="T6">, </text:span><text:span text:style-name="T5">Singleton</text:span><text:span text:style-name="T6">, and </text:span><text:span text:style-name="T5">Model View Controller</text:span><text:span text:style-name="T6">.</text:span></text:p>
      <text:p text:style-name="P24"/>
      <text:p text:style-name="P9"><text:span text:style-name="T6"><text:tab/></text:span><text:span text:style-name="T7">Ideally, the candidate should be versed on at least 7 – 10 patterns.</text:span></text:p>
      <text:p text:style-name="P9"><text:span text:style-name="T7"/></text:p>
      <text:p text:style-name="P29"><text:span text:style-name="T7">- </text:span><text:span text:style-name="T6">Ask, for each of the creational patterns, what do they abstract away</text:span></text:p>
      <text:p text:style-name="P16"/>
      <text:p text:style-name="P25">Next Steps:</text:p>
      <text:p text:style-name="P24">- Go deeper, to the specific page for a given Design Patter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56d56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B" style:family="table-column">
      <style:table-column-properties style:column-width="1.5014in" style:rel-column-width="14208*"/>
    </style:style>
    <style:style style:name="Table3.C" style:family="table-column">
      <style:table-column-properties style:column-width="1.5576in" style:rel-column-width="14740*"/>
    </style:style>
    <style:style style:name="Table3.D" style:family="table-column">
      <style:table-column-properties style:column-width="1.5576in" style:rel-column-width="14742*"/>
    </style:style>
    <style:style style:name="Table3.A1" style:family="table-cell">
      <style:table-cell-properties fo:background-color="#b2b2b2" fo:padding="0.0382in" fo:border="none">
        <style:background-image/>
      </style:table-cell-properties>
    </style:style>
    <style:style style:name="MP1" style:family="paragraph" style:parent-style-name="Standard">
      <style:text-properties officeooo:rsid="002091da" officeooo:paragraph-rsid="002091da"/>
    </style:style>
    <style:style style:name="MP2" style:family="paragraph" style:parent-style-name="Table_20_Contents">
      <style:text-properties officeooo:rsid="002091da" officeooo:paragraph-rsid="002091da"/>
    </style:style>
    <style:style style:name="MP3" style:family="paragraph" style:parent-style-name="Table_20_Contents">
      <style:text-properties officeooo:rsid="001552ed" officeooo:paragraph-rsid="000ae139"/>
    </style:style>
    <style:style style:name="MP4" style:family="paragraph" style:parent-style-name="Table_20_Contents">
      <style:text-properties officeooo:rsid="0023c411" officeooo:paragraph-rsid="000ae139"/>
    </style:style>
    <style:style style:name="MP5" style:family="paragraph" style:parent-style-name="Standard">
      <style:text-properties officeooo:paragraph-rsid="000ae139"/>
    </style:style>
    <style:style style:name="MT1" style:family="text">
      <style:text-properties officeooo:rsid="00245fe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>
            <table:table-cell table:style-name="Table3.A1" office:value-type="string">
              <text:p text:style-name="MP1">Design Patterns – Basic</text:p>
            </table:table-cell>
            <table:table-cell table:style-name="Table3.A1" office:value-type="string">
              <text:p text:style-name="MP2">Design / <text:span text:style-name="MT1">Patterns</text:span></text:p>
            </table:table-cell>
            <table:table-cell table:style-name="Table3.A1" office:value-type="string">
              <text:p text:style-name="MP3">Easy</text:p>
            </table:table-cell>
            <table:table-cell table:style-name="Table3.A1" office:value-type="string">
              <text:p text:style-name="MP4">Page <text:page-number text:select-page="current">1</text:page-number> of <text:page-count>1</text:page-count>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15:56:22.930000000</meta:creation-date>
    <dc:date>2017-05-11T15:51:38.588000000</dc:date>
    <meta:editing-duration>P1DT13M43S</meta:editing-duration>
    <meta:editing-cycles>14</meta:editing-cycles>
    <meta:generator>LibreOffice/5.2.5.1$Windows_x86 LibreOffice_project/0312e1a284a7d50ca85a365c316c7abbf20a4d22</meta:generator>
    <meta:document-statistic meta:table-count="2" meta:image-count="0" meta:object-count="0" meta:page-count="1" meta:paragraph-count="54" meta:word-count="242" meta:character-count="1555" meta:non-whitespace-character-count="1352"/>
  </office:meta>
</office:document-meta>
</file>